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Text_20_body" style:master-page-name="">
      <style:paragraph-properties fo:margin-left="0.5in" fo:margin-right="0in" fo:margin-top="0in" fo:margin-bottom="0.0835in" fo:text-align="justify" style:justify-single-word="false" fo:orphans="2" fo:widows="2" fo:text-indent="0in" style:auto-text-indent="false" style:page-number="auto" style:writing-mode="lr-tb"/>
    </style:style>
    <style:style style:name="P16" style:family="paragraph" style:parent-style-name="Heading_20_2">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text-properties fo:language="en" fo:country="US"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list-style-name="L2"/>
    <style:style style:name="P22" style:family="paragraph" style:parent-style-name="Body">
      <style:text-properties fo:color="#000000" fo:language="en" fo:country="US" fo:font-style="normal" style:font-style-asian="normal" style:language-complex="ar" style:country-complex="SA" style:font-style-complex="normal"/>
    </style:style>
    <style:style style:name="P2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6" style:family="paragraph">
      <style:text-properties fo:language="en" fo:country="US" style:language-complex="ar" style:country-complex="SA"/>
    </style:style>
    <style:style style:name="P27" style:family="paragraph" style:parent-style-name="CellBody">
      <style:text-properties fo:language="en" fo:country="US" style:language-complex="ar" style:country-complex="SA"/>
    </style:style>
    <style:style style:name="P28" style:family="paragraph" style:parent-style-name="Definition_20_Term">
      <style:text-properties fo:language="en" fo:country="US" style:language-complex="ar" style:country-complex="SA"/>
    </style:style>
    <style:style style:name="P29" style:family="paragraph" style:parent-style-name="Preformatted_20_Text">
      <style:text-properties fo:color="#000000" fo:language="en" fo:country="US" fo:font-style="normal" style:font-style-asian="normal" style:language-complex="ar" style:country-complex="SA" style:font-style-complex="normal"/>
    </style:style>
    <style:style style:name="P30" style:family="paragraph" style:parent-style-name="Preformatted_20_Text">
      <style:paragraph-properties loext:contextual-spacing="false" fo:margin-top="0in" fo:margin-bottom="0.1965in"/>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style:font-name="Proforma" fo:font-size="9pt" fo:language="en" fo:country="US" style:language-complex="ar" style:country-complex="SA"/>
    </style:style>
    <style:style style:name="T6"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3" text:anchor-type="paragraph" svg:width="7in" svg:height="3.1075in" draw:z-index="0"><draw:image xlink:href="Pictures/1000020100000427000001D8328612BC.png" xlink:type="simple" xlink:show="embed" xlink:actuate="onLoad"/></draw:frame></text:p>
      <text:p text:style-name="P9"><text:user-defined style:data-style-name="N0" text:name="RFC Title">RFC 222: Declarative Services Updates</text:user-defined></text:p>
      <text:p text:style-name="P9"><text:span text:style-name="T1">Draft<text:line-break/><text:line-break/></text:span><text:span text:style-name="T1"><text:page-count style:num-format="1">9</text:page-count></text:span><text:span text:style-name="T1"> Pages</text:span></text:p>
      <text:p text:style-name="P6">Abstract</text:p>
      <text:p text:style-name="P7">Updates to Declarative Services for Release 7.</text:p>
      <text:p text:style-name="P11"/>
      <text:h text:style-name="P18" text:outline-level="1" text:restart-numbering="true" text:start-value="-1">Document Information</text:h>
      <text:h text:style-name="P16" text:outline-level="2">License</text:h>
      <text:p text:style-name="P12">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16"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3">3 Problem Description<text:tab/>5</text:p>
          <text:p text:style-name="P24">3.1 Component Factory Properties (Bug 2800)<text:tab/>5</text:p>
          <text:p text:style-name="P24">3.2 Component Reclamation (Bug 2801)<text:tab/>5</text:p>
          <text:p text:style-name="P24">3.3 Constructor Injection (Public Bug 179)<text:tab/>6</text:p>
          <text:p text:style-name="P24">3.4 Mapped Field Injection (RFP 178)<text:tab/>6</text:p>
          <text:p text:style-name="P24">3.5 Field injection of component activation objects (Bug 2902)<text:tab/>6</text:p>
          <text:p text:style-name="P23">4 Requirements<text:tab/>7</text:p>
          <text:p text:style-name="P23">5 Technical Solution<text:tab/>7</text:p>
          <text:p text:style-name="P23">6 Data Transfer Objects<text:tab/>8</text:p>
          <text:p text:style-name="P23"><text:soft-page-break/>7 Javadoc<text:tab/>8</text:p>
          <text:p text:style-name="P23">8 Considered Alternatives<text:tab/>8</text:p>
          <text:p text:style-name="P23">9 Security Considerations<text:tab/>9</text:p>
          <text:p text:style-name="P23">10 Document Support<text:tab/>9</text:p>
          <text:p text:style-name="P24">10.1 References<text:tab/>9</text:p>
          <text:p text:style-name="P24">10.2 Author’s Address<text:tab/>9</text:p>
          <text:p text:style-name="P24">10.3 Acronyms and Abbreviations<text:tab/>9</text:p>
          <text:p text:style-name="P24">10.4 End of Document<text:tab/>9</text:p>
        </text:index-body>
      </text:table-of-content>
      <text:p text:style-name="P11"/>
      <text:h text:style-name="P16"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4">Source code is shown in this typeface</text:span>.</text:p>
      <text:h text:style-name="P16"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B2" office:value-type="date" office:date-value="2016-04-13">
            <text:p text:style-name="P27">2016-04-13</text:p>
          </table:table-cell>
          <table:table-cell table:style-name="Table1.C1" office:value-type="string">
            <text:p text:style-name="P27">Initial draft</text:p>
            <text:p text:style-name="P27">BJ Hargrave, IBM</text:p>
          </table:table-cell>
        </table:table-row>
      </table:table>
      <text:p text:style-name="P11"/>
      <text:h text:style-name="P17" text:outline-level="1">Introduction</text:h>
      <text:p text:style-name="P11">This RFC collects a numbers of requested enhancements to Declarative Services that were suggested after Release 6 design work was completed. </text:p>
      <text:h text:style-name="P17" text:outline-level="1"><text:soft-page-break/>Application Domain</text:h>
      <text:p text:style-name="P11">Declarative Services (DS) was first released in 2005 as part of Release 4. From the Version 1.0 spec:</text:p>
      <text:p text:style-name="P15"><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5"> </text:span></text:p>
      <text:p text:style-name="P11">DS has proven a popular and useful way of developing for OSGi. There have been 3 updates to the spec resulting in the current Version 1.3 in Release 6.</text:p>
      <text:h text:style-name="P17" text:outline-level="1">Problem Description</text:h>
      <text:h text:style-name="Heading_20_2" text:outline-level="2">Component Factory Properties (Bug 2800)</text:h>
      <text:p text:style-name="P11">Currently factory components can only have 2 service properties, component.name and component.factory. See 112.2.4 Factory Component.</text:p>
      <text:p text:style-name="P11">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11">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1">There are at least two consequences of the lazy behavior:</text:p>
      <text:list xml:id="list1539020428979725838" text:style-name="L2">
        <text:list-item>
          <text:p text:style-name="P21"><text:span text:style-name="T3">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span></text:p>
        </text:list-item>
        <text:list-item>
          <text:p text:style-name="P21"><text:soft-page-break/><text:span text:style-name="T3">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span></text:p>
        </text:list-item>
      </text:list>
      <text:p text:style-name="P11">For use case like the above mentioned, immediate works but comes with the penalty that the service is activated as soon as possible, even if it is not used. For example, if there is no EventAdmin the EventHandler is activated nevertheless.</text:p>
      <text:p text:style-name="P11">Therefore it would be nice to have an option in between immediate and lazy: the service is activated like it is lazy but deactivated like it is immediate.</text:p>
      <text:h text:style-name="Heading_20_2" text:outline-level="2">Constructor Injection (Public Bug 179)</text:h>
      <text:p text:style-name="P11">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h text:style-name="Heading_20_2" text:outline-level="2">Mapped Field Injection (RFP 178)</text:h>
      <text:p text:style-name="P22">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22">For example using the good old method injection:</text:p>
      <text:p text:style-name="P29"><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30"><text:s text:c="5"/>}</text:p>
      <text:p text:style-name="P22">However, this is currently not possible using field injection.</text:p>
      <text:h text:style-name="Heading_20_2" text:outline-level="2">Field injection of component activation objects (Bug 2902)</text:h>
      <text:p text:style-name="P11">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11">To reduce this boilerplate code, we could support annotating fields with @Activate. The type of a field can be one of the types supported by the activate method and are set before any component method is called.</text:p>
      <text:h text:style-name="P17" text:outline-level="1"><text:soft-page-break/>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20 – Provide a means to specify that a component instance construction can be delayed but its reclamation deferred until the component configuration becomes unsatisfied.</text:p>
      <text:p text:style-name="Body">DS-0030 – Provide a means to support injecting bound service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 This means must also handle modified and deactivation cases.</text:p>
      <text:p text:style-name="Body">DS-1000 – All solutions must provide a way to utilize them via Annotations as well as via the component description xml.</text:p>
      <text:p text:style-name="P11"/>
      <text:h text:style-name="P17" text:outline-level="1">Technical Solution</text:h>
      <text:p text:style-name="P10">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0">Strictly use the terminology a defined in the Problem Context.</text:p>
      <text:p text:style-name="P10">On each level, list the limitations of the solutions and any rationales for design decisions. Almost every decision is a trade off so explain what those trade offs are and why a specific trade off is made.</text:p>
      <text:p text:style-name="P10">Address what security mechanisms are implemented and how they should be used.</text:p>
      <text:h text:style-name="P17"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17"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2"> </text:span></text:p>
      <text:h text:style-name="P17" text:outline-level="1">Considered Alternatives</text:h>
      <text:p text:style-name="P11">None at this time.</text:p>
      <text:h text:style-name="P17" text:outline-level="1"><text:soft-page-break/>Security Considerations</text:h>
      <text:p text:style-name="P10">Description of all known vulnerabilities this may either introduce or address as well as scenarios of how the weaknesses could be circumvented.</text:p>
      <text:h text:style-name="P17" text:outline-level="1">Document Support</text:h>
      <text:h text:style-name="P16" text:outline-level="2">References</text:h>
      <text:list xml:id="list1500947209493994868" text:style-name="WW8Num3">
        <text:list-item>
          <text:p text:style-name="P28"><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
      <text:h text:style-name="P16"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BJ Hargrave</text:p>
          </table:table-cell>
        </table:table-row>
        <table:table-row table:style-name="Table2.1">
          <table:table-cell table:style-name="Table2.A1" office:value-type="string">
            <text:p text:style-name="P5">Company</text:p>
          </table:table-cell>
          <table:table-cell table:style-name="Table2.B1" office:value-type="string">
            <text:p text:style-name="P5">IBM</text:p>
          </table:table-cell>
        </table:table-row>
      </table:table>
      <text:p text:style-name="P11"/>
      <text:h text:style-name="P16" text:outline-level="2">Acronyms and Abbreviations</text:h>
      <text:p text:style-name="P11">DS – Declarative Services</text:p>
      <text:p text:style-name="P11">SCR – Service Component Runtime</text:p>
      <text:h text:style-name="P16"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328612BC.png" xlink:type="simple" xlink:show="embed" xlink:actuate="onLoad"/></draw:frame><text:tab/><text:user-defined style:data-style-name="N0" text:name="RFC Title">RFC 222: Declarative Services Updates</text:user-defined><text:tab/>Page <text:page-number text:select-page="current">9</text:page-number> of <text:page-count style:num-format="1">9</text:page-count></text:p>
        <text:p text:style-name="Header"/>
        <text:p text:style-name="Header"><text:tab/>Draft<text:tab/> <text:modification-date style:data-style-name="N76">April 13,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8</meta:editing-cycles>
    <meta:editing-duration>P1DT54M56S</meta:editing-duration>
    <meta:initial-creator>BJ Hargrave</meta:initial-creator>
    <dc:date>2016-04-13T17:20:32</dc:date>
    <dc:creator>BJ Hargrave</dc:creator>
    <meta:document-statistic meta:table-count="2" meta:image-count="2" meta:object-count="0" meta:page-count="9" meta:paragraph-count="137" meta:word-count="2535" meta:character-count="16355"/>
    <meta:user-defined meta:name="Info"/>
    <meta:user-defined meta:name="Info 3"/>
    <meta:user-defined meta:name="Info 4"/>
    <meta:user-defined meta:name="RFC Title">RFC 222: Declarative Services Updates</meta:user-defined>
  </office:meta>
</office:document-meta>
</file>